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4e7" officeooo:paragraph-rsid="001104e7"/>
    </style:style>
    <style:style style:name="P2" style:family="paragraph" style:parent-style-name="Standard">
      <style:text-properties officeooo:paragraph-rsid="0011654a"/>
    </style:style>
    <style:style style:name="P3" style:family="paragraph" style:parent-style-name="Standard">
      <style:paragraph-properties fo:text-align="center" style:justify-single-word="false"/>
      <style:text-properties officeooo:rsid="0011654a" officeooo:paragraph-rsid="0011654a"/>
    </style:style>
    <style:style style:name="T1" style:family="text">
      <style:text-properties officeooo:rsid="001104e7"/>
    </style:style>
    <style:style style:name="T2" style:family="text">
      <style:text-properties officeooo:rsid="0011654a"/>
    </style:style>
    <style:style style:name="T3" style:family="text">
      <style:text-properties officeooo:rsid="0011a6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ема “Вредные советы <text:span text:style-name="T3">по работе в команде</text:span>”</text:p>
      <text:p text:style-name="P2"><text:tab/>Работа в команде - сложный процесс, который, помимо профессиональных навыков, требует от каждого участника совместной работы уважительного отношения к другим, готовности к сотрудничеству и компромиссам. Для того чтобы работа была продуктивной и в команде не было напряженной атмосферы, существуют советы, как правильно взаимодействовать с другими членами команды. К сожалению, некоторые люди дают противоположные советы, несколько из которых, хочется озвучить.</text:p>
      <text:p text:style-name="Standard"><text:tab/>Первый - игнорирова<text:span text:style-name="T1">ть</text:span> мнения других участников команды. Некоторые люди думают, что знают все лучше других, и поэтому им не стоит тратить время на выслушивание мнения коллег. Однако это может привести к проблемам, так как каждый член команды имеет уникальный опыт, приобретенный до прихода в команду, и как следствие, иной взгляд на проблему, который может помочь при принятии решений. Также игнорирование мнений коллег может вызвать недовольства в команде, что может привести к снижению мотивации и, как следствие, продуктивности всей команды.</text:p>
      <text:p text:style-name="Standard"><text:tab/>Второй совет - игнорирова<text:span text:style-name="T1">ть</text:span> <text:span text:style-name="T1">командные </text:span>рол<text:span text:style-name="T1">и</text:span> и <text:span text:style-name="T1">не распределять</text:span> обязанност<text:span text:style-name="T1">и</text:span>. Если не делегировать обязанности, то какие-то члены команды будут делать всё, и фактически тащить команду на себе, а другие в этот момент ничего не делать, это естественно будет снижать эффективность команды. Если игнорировать командные роли, то в команде может возникнуть единомыслие, вследствие чего, команда будет рассматривать поставленную задачу однобоко и вероятно не найдёт оптимального решения.</text:p>
      <text:p text:style-name="P1"><text:tab/>Третий вредный совет – не давайте обратную связь. <text:span text:style-name="T2">Зачем давать людям обратную связь? Лучше просто указать им на их ошибки, а на то, что сделано хорошо обращать внимание не важно, они и так должны были это сделать. В корне неверное утверждение. Обратная связь, важный инструмент в коммуникациях. Если указывать человеку не только на недочеты в его работе, но и на сильные стороны, то это будет мотивировать его на изменения и улучшения касательно недостатков, что в итоге приведет к повышению эффективности и продуктивности команды.</text:span></text:p>
      <text:p text:style-name="P1"><text:tab/><text:span text:style-name="T2">В заключении хочется отметить, что для эффективной работы в команде важно учитывать мнение членов команды, делегировать обязанности и давать обратную связь своим коллегам. Настоятельно не рекомендую следовать вышеперечисленным вредным совета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27:11.249141142</meta:creation-date>
    <dc:date>2023-03-26T20:41:18.628835998</dc:date>
    <meta:editing-duration>PT2M25S</meta:editing-duration>
    <meta:editing-cycles>1</meta:editing-cycles>
    <meta:document-statistic meta:table-count="0" meta:image-count="0" meta:object-count="0" meta:page-count="1" meta:paragraph-count="6" meta:word-count="322" meta:character-count="2299" meta:non-whitespace-character-count="1977"/>
    <meta:generator>LibreOffice/7.3.7.2$Linux_X86_64 LibreOffice_project/30$Build-2</meta:generator>
  </office:meta>
</office:document-meta>
</file>